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97000000975042A6FB89A4E7A3.png" manifest:media-type="image/png"/>
  <manifest:file-entry manifest:full-path="Pictures/1000125000006E3E00006E3EBB2A11AA932D3250.pdf" manifest:media-type="application/pdf"/>
  <manifest:file-entry manifest:full-path="Pictures/10000EF100000DE200000DE2FAA028DEB9695440.svg" manifest:media-type="image/svg+xml"/>
  <manifest:file-entry manifest:full-path="Pictures/10000001000004B0000004B0E483D09AE3116F50.png" manifest:media-type="image/png"/>
  <manifest:file-entry manifest:full-path="Pictures/100016FD00006E3E00006E3EFD1ADD9ED4CF2567.pdf" manifest:media-type="application/pdf"/>
  <manifest:file-entry manifest:full-path="Pictures/100023FF00006E3E00006E3EE44A9062F2172EF8.pdf" manifest:media-type="application/pdf"/>
  <manifest:file-entry manifest:full-path="Pictures/10000001000004B0000004B09F63BC28FD102D23.png" manifest:media-type="image/png"/>
  <manifest:file-entry manifest:full-path="Pictures/10000001000004B0000004B0FE479EB64091CD36.png" manifest:media-type="image/png"/>
  <manifest:file-entry manifest:full-path="Pictures/10000001000004B0000004B021010D47C9087175.png" manifest:media-type="image/png"/>
  <manifest:file-entry manifest:full-path="Pictures/1000180F00006E3E00006E3EE4D513C00ECF2BEE.pdf" manifest:media-type="application/pdf"/>
  <manifest:file-entry manifest:full-path="Pictures/10000001000004B0000004B02E340E583A78395A.png" manifest:media-type="image/png"/>
  <manifest:file-entry manifest:full-path="Pictures/10002E5600006E3E00006E3E304AB12874A2A2C9.pdf" manifest:media-type="application/pdf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draw:stroke="none" draw:fill="none" draw:fill-color="#2a6099" fo:min-height="2.024cm" loext:decorative="false"/>
      <style:paragraph-properties style:writing-mode="lr-tb"/>
    </style:style>
    <style:style style:name="gr2" style:family="graphic" style:parent-style-name="standard">
      <style:graphic-properties svg:stroke-width="0.051cm" svg:stroke-color="#3465a4" draw:marker-start-width="0.276cm" draw:marker-end-width="0.276cm" draw:fill-color="#dee6ef" draw:textarea-horizontal-align="justify" draw:textarea-vertical-align="middle" draw:auto-grow-height="false" fo:min-height="1.891cm" fo:min-width="3.577cm" fo:padding-top="0.15cm" fo:padding-bottom="0.15cm" fo:padding-left="0.275cm" fo:padding-right="0.27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1.941cm" fo:min-width="3.627cm" fo:padding-top="0.15cm" fo:padding-bottom="0.15cm" fo:padding-left="0.275cm" fo:padding-right="0.275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102cm" svg:stroke-color="#3465a4" draw:marker-start="Arrowheads_20_2" draw:marker-start-width="1.016cm" draw:marker-end="Arrowheads_20_2" draw:marker-end-width="1.016cm" draw:fill="none" draw:fill-color="#2a6099" draw:textarea-vertical-align="middle" fo:padding-top="0.175cm" fo:padding-bottom="0.175cm" fo:padding-left="0.3cm" fo:padding-right="0.3cm" draw:shadow-offset-x="0.203cm" draw:shadow-offset-y="0.20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-color="#ffdbb6" draw:textarea-horizontal-align="justify" draw:textarea-vertical-align="top" draw:auto-grow-height="false" fo:min-height="4.195cm" fo:min-width="5.532cm" loext:decorative="false"/>
      <style:paragraph-properties style:writing-mode="lr-tb"/>
    </style:style>
    <style:style style:name="gr8" style:family="graphic" style:parent-style-name="objectwithoutfill">
      <style:graphic-properties svg:stroke-width="0.102cm" draw:marker-start-width="0.762cm" draw:marker-end="Arrowheads_20_4" draw:marker-end-width="0.762cm" draw:fill="none" draw:textarea-vertical-align="middle" fo:padding-top="0.183cm" fo:padding-bottom="0.183cm" fo:padding-left="0.308cm" fo:padding-right="0.308cm" loext:decorative="false"/>
    </style:style>
    <style:style style:name="gr9" style:family="graphic" style:parent-style-name="objectwithoutfill">
      <style:graphic-properties svg:stroke-width="0.102cm" draw:marker-start="Arrowheads_20_4" draw:marker-start-width="0.762cm" draw:marker-end="" draw:marker-end-width="0.762cm" draw:fill="none" draw:textarea-vertical-align="middle" fo:padding-top="0.183cm" fo:padding-bottom="0.183cm" fo:padding-left="0.308cm" fo:padding-right="0.308cm" loext:decorative="false"/>
    </style:style>
    <style:style style:name="P1" style:family="paragraph">
      <style:paragraph-properties fo:margin-top="0cm" fo:margin-bottom="0.152cm"/>
    </style:style>
    <style:style style:name="P2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dee6ef"/>
      <style:paragraph-properties fo:text-align="center" style:writing-mode="lr-tb"/>
      <style:text-properties fo:font-size="12pt"/>
    </style:style>
    <style:style style:name="P5" style:family="paragraph">
      <loext:graphic-properties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margin-left="0.813cm" fo:margin-right="0cm" fo:text-align="center" fo:text-indent="0cm"/>
      <style:text-properties fo:color="#3465a4" loext:opacity="100%" fo:font-size="12pt" style:font-size-asian="12pt" style:font-size-complex="12pt"/>
    </style:style>
    <style:style style:name="P7" style:family="paragraph">
      <loext:graphic-properties draw:fill="none" draw:fill-color="#2a6099"/>
      <style:paragraph-properties fo:text-align="center"/>
      <style:text-properties fo:color="#3465a4" loext:opacity="100%"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.406cm" fo:margin-bottom="0.102cm" fo:line-height="100%" fo:text-align="center" fo:text-indent="0cm"/>
    </style:style>
    <style:style style:name="P10" style:family="paragraph">
      <loext:graphic-properties draw:fill="none" draw:fill-color="#2a6099"/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.914cm" fo:margin-right="0cm" fo:margin-top="0cm" fo:margin-bottom="0cm" fo:line-height="100%" fo:text-align="center" fo:text-indent="0cm"/>
      <style:text-properties fo:color="#3465a4" loext:opacity="100%" fo:font-size="12pt" style:font-size-asian="12pt" style:font-size-complex="12pt"/>
    </style:style>
    <style:style style:name="P12" style:family="paragraph">
      <loext:graphic-properties draw:fill="none" draw:fill-color="#2a6099"/>
      <style:paragraph-properties fo:margin-left="0cm" fo:margin-right="0cm" fo:margin-top="0cm" fo:margin-bottom="0cm" fo:line-height="100%" fo:text-align="center" fo:text-indent="0cm"/>
      <style:text-properties fo:color="#3465a4" loext:opacity="100%"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3465a4" loext:opacity="100%" fo:font-size="12pt" style:font-size-asian="12pt" style:font-size-complex="12pt"/>
    </style:style>
    <style:style style:name="P14" style:family="paragraph">
      <style:paragraph-properties fo:margin-left="0cm" fo:margin-right="0cm" fo:margin-top="0.254cm" fo:margin-bottom="0cm" fo:line-height="100%" fo:text-align="center" fo:text-indent="0cm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color="#000000" loext:opacity="100%"/>
    </style:style>
    <style:style style:name="P18" style:family="paragraph">
      <loext:graphic-properties draw:fill-color="#ffdbb6"/>
      <style:paragraph-properties fo:text-align="center"/>
      <style:text-properties fo:color="#000000" loext:opacity="100%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2pt"/>
    </style:style>
    <style:style style:name="T4" style:family="text">
      <style:text-properties fo:color="#808080" loext:opacity="100%" fo:font-size="7pt" style:font-size-asian="7pt" style:font-size-complex="7pt"/>
    </style:style>
    <style:style style:name="T5" style:family="text">
      <style:text-properties fo:font-size="12pt" style:font-size-asian="10pt" style:font-size-complex="10pt"/>
    </style:style>
    <style:style style:name="T6" style:family="text">
      <style:text-properties fo:color="#3465a4" loext:opacity="100%" fo:font-size="12pt" style:font-size-asian="12pt" style:font-size-complex="12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715cm" svg:height="2.274cm" svg:x="1cm" svg:y="1cm">
          <draw:text-box>
            <text:p text:style-name="P1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 </text:span><text:span text:style-name="T1">V</text:span><text:span text:style-name="T1">i</text:span><text:span text:style-name="T1">e</text:span><text:span text:style-name="T1">w</text:span></text:p>
            <text:p text:style-name="P1"><text:span text:style-name="T2">E</text:span><text:span text:style-name="T2">2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I</text:span><text:span text:style-name="T2">n</text:span><text:span text:style-name="T2">t</text:span><text:span text:style-name="T2">e</text:span><text:span text:style-name="T2">g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L</text:span><text:span text:style-name="T2">a</text:span><text:span text:style-name="T2">y</text:span><text:span text:style-name="T2">e</text:span><text:span text:style-name="T2">r</text:span></text:p>
            <text:p text:style-name="P1"><text:span text:style-name="T1">7</text:span><text:span text:style-name="T1">-</text:span><text:span text:style-name="T1">D</text:span><text:span text:style-name="T1">e</text:span><text:span text:style-name="T1">c</text:span><text:span text:style-name="T1">-</text:span><text:span text:style-name="T1">2</text:span><text:span text:style-name="T1">0</text:span><text:span text:style-name="T1">2</text:span><text:span text:style-name="T1">3</text:span><text:span text:style-name="T1"> </text:span><text:span text:style-name="T1">v</text:span><text:span text:style-name="T1">1</text:span><text:span text:style-name="T1">.</text:span><text:span text:style-name="T1">0</text:span><text:span text:style-name="T1">.</text:span><text:span text:style-name="T1">0</text:span></text:p>
          </draw:text-box>
          <draw:glue-point draw:id="4" svg:x="-3.333cm" svg:y="4.771cm"/>
        </draw:frame>
        <draw:custom-shape draw:style-name="gr2" draw:text-style-name="P4" xml:id="id1" draw:id="id1" draw:layer="layout" svg:width="4.127cm" svg:height="2.191cm" svg:x="11.055cm" svg:y="8.76cm">
          <draw:glue-point draw:id="4" svg:x="-2.437cm" svg:y="5.116cm"/>
          <draw:glue-point draw:id="5" svg:x="2.178cm" svg:y="5.116cm"/>
          <text:p text:style-name="P3"><text:span text:style-name="T3">T</text:span><text:span text:style-name="T3">M</text:span><text:span text:style-name="T3"> </text:span><text:span text:style-name="T3">A</text:span><text:span text:style-name="T3">d</text:span><text:span text:style-name="T3">m</text:span><text:span text:style-name="T3">i</text:span><text:span text:style-name="T3">n</text:span></text:p>
          <text:p text:style-name="P3"><text:span text:style-name="T4">C</text:span><text:span text:style-name="T4">r</text:span><text:span text:style-name="T4">o</text:span><text:span text:style-name="T4">s</text:span><text:span text:style-name="T4">s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/text:p>
          <text:p text:style-name="P3"><text:span text:style-name="T4">D</text:span><text:span text:style-name="T4">a</text:span><text:span text:style-name="T4">t</text:span><text:span text:style-name="T4">a</text:span><text:span text:style-name="T4"> </text:span><text:span text:style-name="T4">E</text:span><text:span text:style-name="T4">x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4.127cm" svg:height="2.191cm" svg:x="19.455cm" svg:y="8.76cm">
          <text:p text:style-name="P3"><text:span text:style-name="T5">Field Mapping</text:span></text:p>
          <text:p text:style-name="P3"><text:span text:style-name="T5">Tasking 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4.127cm" svg:height="2.191cm" svg:x="8.055cm" svg:y="14.369cm">
          <text:p text:style-name="P3"><text:span text:style-name="T3">fAI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4.127cm" svg:height="2.191cm" svg:x="2.355cm" svg:y="8.76cm">
          <text:p text:style-name="P3"><text:span text:style-name="T3">Export</text:span></text:p>
          <text:p text:style-name="P3"><text:span text:style-name="T3">Too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4.127cm" svg:height="2.191cm" svg:x="11.055cm" svg:y="3.375cm">
          <text:p text:style-name="P3"><text:span text:style-name="T5">Tasking</text:span></text:p>
          <text:p text:style-name="P3"><text:span text:style-name="T5">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4.127cm" svg:height="2.191cm" svg:x="14.555cm" svg:y="14.369cm">
          <text:p text:style-name="P3"><text:span text:style-name="T5">Underpa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13.118cm" svg:y1="8.76cm" svg:x2="13.118cm" svg:y2="5.566cm" draw:start-shape="id1" draw:start-glue-point="0" draw:end-shape="id2" draw:end-glue-point="2" svg:d="M13118 8760v-3194" svg:viewBox="0 0 1 3195">
          <text:p text:style-name="P6"><text:span text:style-name="T6"><text:tab/></text:span><text:span text:style-name="T6"><text:tab/></text:span><text:span text:style-name="T6">d</text:span><text:span text:style-name="T6">a</text:span><text:span text:style-name="T6">t</text:span><text:span text:style-name="T6">a</text:span><text:span text:style-name="T6"> </text:span><text:span text:style-name="T6">e</text:span><text:span text:style-name="T6">x</text:span><text:span text:style-name="T6">c</text:span><text:span text:style-name="T6">h</text:span><text:span text:style-name="T6">a</text:span><text:span text:style-name="T6">n</text:span><text:span text:style-name="T6">g</text:span><text:span text:style-name="T6">e</text:span></text:p>
        </draw:connector>
        <draw:connector draw:style-name="gr4" draw:text-style-name="P10" draw:layer="layout" draw:type="line" svg:x1="15.182cm" svg:y1="9.855cm" svg:x2="19.455cm" svg:y2="9.855cm" draw:start-shape="id1" draw:start-glue-point="1" draw:end-shape="id3" draw:end-glue-point="3" svg:d="M15182 9855h4273" svg:viewBox="0 0 4274 1">
          <text:p text:style-name="P8"><text:span text:style-name="T7"/></text:p>
          <text:p text:style-name="P8"><text:span text:style-name="T7"/></text:p>
          <text:p text:style-name="P9"><text:span text:style-name="T6">data</text:span><text:span text:style-name="T6"><text:line-break/></text:span><text:span text:style-name="T6">exchange</text:span></text:p>
        </draw:connector>
        <draw:connector draw:style-name="gr4" draw:text-style-name="P12" draw:layer="layout" draw:type="line" svg:x1="14.016cm" svg:y1="10.951cm" svg:x2="16.618cm" svg:y2="14.369cm" draw:start-shape="id1" draw:start-glue-point="5" draw:end-shape="id4" draw:end-glue-point="0" svg:d="M14016 10951l2602 3418" svg:viewBox="0 0 2603 3419">
          <text:p text:style-name="P11"><text:span text:style-name="T6"><text:tab/></text:span><text:span text:style-name="T6"><text:tab/></text:span><text:span text:style-name="T6">data exchange</text:span></text:p>
        </draw:connector>
        <draw:connector draw:style-name="gr4" draw:text-style-name="P12" draw:layer="layout" draw:type="line" svg:x1="12.113cm" svg:y1="10.951cm" svg:x2="10.118cm" svg:y2="14.369cm" draw:start-shape="id1" draw:start-glue-point="4" draw:end-shape="id5" draw:end-glue-point="0" svg:d="M12113 10951l-1995 3418" svg:viewBox="0 0 1996 3419">
          <text:p text:style-name="P13"><text:span text:style-name="T8">data exchange <text:s text:c="27"/></text:span></text:p>
        </draw:connector>
        <draw:connector draw:style-name="gr4" draw:text-style-name="P10" draw:layer="layout" draw:type="line" svg:x1="11.055cm" svg:y1="9.855cm" svg:x2="6.482cm" svg:y2="9.855cm" draw:start-shape="id1" draw:start-glue-point="3" draw:end-shape="id6" draw:end-glue-point="1" svg:d="M11055 9855h-4573" svg:viewBox="0 0 4574 1">
          <text:p text:style-name="P8"><text:span text:style-name="T7"/></text:p>
          <text:p text:style-name="P8"><text:span text:style-name="T7"/></text:p>
          <text:p text:style-name="P14"><text:span text:style-name="T6">data </text:span><text:span text:style-name="T6"><text:line-break/></text:span><text:span text:style-name="T6">exchange</text:span></text:p>
        </draw:connector>
        <draw:frame draw:style-name="gr5" draw:text-style-name="P15" draw:layer="layout" svg:width="0.502cm" svg:height="1.187cm" svg:x="15.182cm" svg:y="7.667cm">
          <draw:text-box>
            <text:p/>
          </draw:text-box>
        </draw:frame>
        <draw:frame draw:style-name="gr6" draw:text-style-name="P16" draw:layer="layout" svg:width="0.757cm" svg:height="0.757cm" svg:x="5.58cm" svg:y="8.815cm">
          <draw:image xlink:href="Pictures/1000180F00006E3E00006E3EE4D513C00ECF2BEE.pdf" xlink:type="simple" xlink:show="embed" xlink:actuate="onLoad" draw:mime-type="application/pdf">
            <text:p/>
          </draw:image>
          <draw:image xlink:href="Pictures/10000001000004B0000004B0FE479EB64091CD36.png" xlink:type="simple" xlink:show="embed" xlink:actuate="onLoad" draw:mime-type="image/png"/>
        </draw:frame>
        <draw:frame draw:style-name="gr6" draw:text-style-name="P16" draw:layer="layout" svg:width="0.757cm" svg:height="0.757cm" svg:x="11.29cm" svg:y="14.4cm">
          <draw:image xlink:href="Pictures/10002E5600006E3E00006E3E304AB12874A2A2C9.pdf" xlink:type="simple" xlink:show="embed" xlink:actuate="onLoad" draw:mime-type="application/pdf">
            <text:p/>
          </draw:image>
          <draw:image xlink:href="Pictures/10000001000004B0000004B02E340E583A78395A.png" xlink:type="simple" xlink:show="embed" xlink:actuate="onLoad" draw:mime-type="image/png"/>
        </draw:frame>
        <draw:frame draw:style-name="gr6" draw:text-style-name="P16" draw:layer="layout" svg:width="0.757cm" svg:height="0.757cm" svg:x="17.805cm" svg:y="14.4cm">
          <draw:image xlink:href="Pictures/100023FF00006E3E00006E3EE44A9062F2172EF8.pdf" xlink:type="simple" xlink:show="embed" xlink:actuate="onLoad" draw:mime-type="application/pdf">
            <text:p/>
          </draw:image>
          <draw:image xlink:href="Pictures/10000001000004B0000004B09F63BC28FD102D23.png" xlink:type="simple" xlink:show="embed" xlink:actuate="onLoad" draw:mime-type="image/png"/>
        </draw:frame>
        <draw:frame draw:style-name="gr6" draw:text-style-name="P16" draw:layer="layout" svg:width="0.757cm" svg:height="0.757cm" svg:x="22.785cm" svg:y="8.815cm">
          <draw:image xlink:href="Pictures/1000125000006E3E00006E3EBB2A11AA932D3250.pdf" xlink:type="simple" xlink:show="embed" xlink:actuate="onLoad" draw:mime-type="application/pdf">
            <text:p/>
          </draw:image>
          <draw:image xlink:href="Pictures/10000001000004B0000004B0E483D09AE3116F50.png" xlink:type="simple" xlink:show="embed" xlink:actuate="onLoad" draw:mime-type="image/png"/>
        </draw:frame>
        <draw:frame draw:style-name="gr6" draw:text-style-name="P16" draw:layer="layout" svg:width="0.757cm" svg:height="0.757cm" svg:x="14.325cm" svg:y="3.44cm">
          <draw:image xlink:href="Pictures/100016FD00006E3E00006E3EFD1ADD9ED4CF2567.pdf" xlink:type="simple" xlink:show="embed" xlink:actuate="onLoad" draw:mime-type="application/pdf">
            <text:p/>
          </draw:image>
          <draw:image xlink:href="Pictures/10000001000004B0000004B021010D47C9087175.png" xlink:type="simple" xlink:show="embed" xlink:actuate="onLoad" draw:mime-type="image/png"/>
        </draw:frame>
        <draw:frame draw:style-name="gr6" draw:text-style-name="P16" draw:layer="layout" svg:width="0.953cm" svg:height="0.953cm" svg:x="14.229cm" svg:y="8.737cm">
          <draw:image xlink:href="Pictures/10000EF100000DE200000DE2FAA028DEB9695440.svg" xlink:type="simple" xlink:show="embed" xlink:actuate="onLoad" draw:mime-type="image/svg+xml">
            <text:p/>
          </draw:image>
          <draw:image xlink:href="Pictures/1000000100000097000000975042A6FB89A4E7A3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2" draw:layer="layout" svg:width="8.255cm" svg:height="2.274cm" svg:x="1cm" svg:y="0.948cm">
          <draw:text-box>
            <text:p text:style-name="P1"><text:span text:style-name="T1">Component View</text:span></text:p>
            <text:p text:style-name="P1"><text:span text:style-name="T2">E2E Data Integration Layer – Zoom In</text:span></text:p>
            <text:p text:style-name="P1"><text:span text:style-name="T1">7-Dec-2023 v1.0.0</text:span></text:p>
          </draw:text-box>
          <draw:glue-point draw:id="4" svg:x="-3.333cm" svg:y="4.771cm"/>
        </draw:frame>
        <draw:custom-shape draw:style-name="gr7" draw:text-style-name="P18" draw:layer="layout" svg:width="6.032cm" svg:height="4.445cm" svg:x="3.857cm" svg:y="8.62cm">
          <text:p text:style-name="P17">TM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127cm" svg:height="2.191cm" svg:x="4.81cm" svg:y="10.525cm">
          <draw:glue-point draw:id="4" svg:x="-2.437cm" svg:y="5.116cm"/>
          <draw:glue-point draw:id="5" svg:x="2.178cm" svg:y="5.116cm"/>
          <text:p text:style-name="P3"><text:span text:style-name="T3">TM Admin</text:span></text:p>
          <text:p text:style-name="P3"><text:span text:style-name="T4">Cross Project</text:span></text:p>
          <text:p text:style-name="P3"><text:span text:style-name="T4">Data Exchange Module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6.032cm" svg:height="4.445cm" svg:x="14.335cm" svg:y="8.62cm">
          <text:p text:style-name="P17">FMTM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127cm" svg:height="2.191cm" svg:x="15.288cm" svg:y="10.525cm">
          <draw:glue-point draw:id="4" svg:x="-2.437cm" svg:y="5.116cm"/>
          <draw:glue-point draw:id="5" svg:x="2.178cm" svg:y="5.116cm"/>
          <text:p text:style-name="P3"><text:span text:style-name="T3">TM Admin</text:span></text:p>
          <text:p text:style-name="P3"><text:span text:style-name="T4">Cross Project</text:span></text:p>
          <text:p text:style-name="P3"><text:span text:style-name="T4">Data Exchange Module</text:span></text:p>
          <draw:enhanced-geometry svg:viewBox="0 0 21600 21600" draw:type="rectangle" draw:enhanced-path="M 0 0 L 21600 0 21600 21600 0 21600 0 0 Z N"/>
        </draw:custom-shape>
        <draw:line draw:style-name="gr8" draw:text-style-name="P16" draw:layer="layout" svg:x1="8.937cm" svg:y1="11.16cm" svg:x2="15.287cm" svg:y2="11.16cm">
          <text:p/>
        </draw:line>
        <draw:line draw:style-name="gr9" draw:text-style-name="P16" draw:layer="layout" svg:x1="8.937cm" svg:y1="12.112cm" svg:x2="15.287cm" svg:y2="12.11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2" draw:display-name="Arrowheads 2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3" draw:display-name="Arrowheads 3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Arrowheads_20_4" draw:display-name="Arrowheads 4" svg:viewBox="0 826 1131 754" svg:d="M566 826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1:37:17.444757889</meta:creation-date>
    <dc:date>2023-12-08T15:53:26.474021538</dc:date>
    <meta:editing-duration>PT1H35M43S</meta:editing-duration>
    <meta:editing-cycles>4</meta:editing-cycles>
    <meta:generator>LibreOffice/7.6.2.1$MacOSX_AARCH64 LibreOffice_project/56f7684011345957bbf33a7ee678afaf4d2ba333</meta:generator>
    <meta:document-statistic meta:object-count="26"/>
  </office:meta>
</office:document-meta>
</file>